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96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341cm"/>
    </style:style>
    <style:style style:name="ro1" style:family="table-row">
      <style:table-row-properties style:row-height="0.48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Prioritise?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Vertex coalgebras from factorisation coalgebras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2">
          <table:table-cell office:value-type="string" calcext:value-type="string">
            <text:p>WZW as boundary of Chern-Sim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able envelopes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2">
          <table:table-cell office:value-type="string" calcext:value-type="string">
            <text:p>Shuffle algebras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2">
          <table:table-cell office:value-type="string" calcext:value-type="string">
            <text:p>KZ equations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2">
          <table:table-cell office:value-type="string" calcext:value-type="string">
            <text:p>Deformation quantisation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2">
          <table:table-cell office:value-type="string" calcext:value-type="string">
            <text:p>qD modules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Compute the cotangent complex of A^2_q; via Pridham’s paper or Majid-Simao’s</text:p>
          </table:table-cell>
        </table:table-row>
        <table:table-row table:style-name="ro2">
          <table:table-cell office:value-type="string" calcext:value-type="string">
            <text:p>Quantum groups from configuration spaces</text:p>
          </table:table-cell>
          <table:table-cell office:value-type="string" calcext:value-type="string">
            <text:p>**</text:p>
          </table:table-cell>
          <table:table-cell/>
        </table:table-row>
        <table:table-row table:style-name="ro2">
          <table:table-cell office:value-type="string" calcext:value-type="string">
            <text:p>What is a vertex algebr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actorisable moduli stacks and CoHAs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2">
          <table:table-cell office:value-type="string" calcext:value-type="string">
            <text:p>Note on W algebras for surfaces</text:p>
          </table:table-cell>
          <table:table-cell office:value-type="string" calcext:value-type="string">
            <text:p>*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7">00/00/0000</text:date>, <text:time style:data-style-name="N2" text:time-value="18:11:14.73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5.2$Windows_X86_64 LibreOffice_project/fddf2685c70b461e7832239a0162a77216259f22</meta:generator>
    <dc:date>2025-03-07T18:11:51.610000000</dc:date>
    <meta:editing-duration>PT2H36M28S</meta:editing-duration>
    <meta:editing-cycles>29</meta:editing-cycles>
    <meta:document-statistic meta:table-count="1" meta:cell-count="23" meta:object-count="0"/>
  </office:meta>
</office:document-meta>
</file>